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287d1" officeooo:paragraph-rsid="001287d1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287d1" officeooo:paragraph-rsid="001287d1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287d1" officeooo:paragraph-rsid="001287d1" style:font-size-asian="11.3500003814697pt" style:font-size-complex="13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formador con carga</text:p>
      <text:p text:style-name="P1"/>
      <text:p text:style-name="P2">El transformador es una maquina que funciona a flujo constante (<text:span text:style-name="T1">φ</text:span><text:span text:style-name="T2">neto=</text:span><text:span text:style-name="T1">φ</text:span><text:span text:style-name="T2">o)</text:span></text:p>
      <text:p text:style-name="P2"><text:span text:style-name="T2"/></text:p>
      <text:p text:style-name="P2"><text:span text:style-name="T1">φ</text:span><text:span text:style-name="T2">0= flujo en vacio (el flujo que hay en el nucleo sin carga en el secundario)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8:56:17.434320017</meta:creation-date>
    <dc:date>2021-08-18T19:04:24.018269147</dc:date>
    <meta:editing-duration>PT8M8S</meta:editing-duration>
    <meta:editing-cycles>3</meta:editing-cycles>
    <meta:generator>LibreOffice/7.1.4.2$Linux_X86_64 LibreOffice_project/10$Build-2</meta:generator>
    <meta:document-statistic meta:table-count="0" meta:image-count="0" meta:object-count="0" meta:page-count="1" meta:paragraph-count="3" meta:word-count="30" meta:character-count="173" meta:non-whitespace-character-count="146"/>
  </office:meta>
</office:document-meta>
</file>